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color="#6b5e9b" loext:opacity="100%" style:font-name="Times New Roman" fo:font-size="18pt" officeooo:rsid="001b7a29" officeooo:paragraph-rsid="001b7a29" style:font-size-asian="18pt" style:font-size-complex="18pt"/>
    </style:style>
    <style:style style:name="P2" style:family="paragraph" style:parent-style-name="Standard">
      <style:text-properties fo:color="#000000" loext:opacity="100%" style:font-name="Times New Roman" fo:font-size="12pt" fo:font-style="italic" style:text-underline-style="none" fo:font-weight="bold" officeooo:rsid="001ef6e2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2pt" fo:font-style="italic" style:text-underline-style="none" fo:font-weight="bold" officeooo:rsid="001ef6e2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2pt" fo:font-style="italic" style:text-underline-style="none" fo:font-weight="bold" officeooo:rsid="001ef6e2" officeooo:paragraph-rsid="002544dc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2pt" fo:font-style="italic" style:text-underline-style="none" officeooo:rsid="001ef6e2" officeooo:paragraph-rsid="002544d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2pt" officeooo:rsid="001b7a29" officeooo:paragraph-rsid="001b7a29" style:font-size-asian="12pt" style:font-size-complex="12pt"/>
    </style:style>
    <style:style style:name="P7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2pt" fo:font-style="normal" style:text-underline-style="none" officeooo:rsid="001ef6e2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2pt" fo:font-style="normal" style:text-underline-style="none" officeooo:rsid="001ef6e2" officeooo:paragraph-rsid="0026b4ae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2pt" fo:font-style="normal" style:text-underline-style="none" officeooo:rsid="001ef6e2" officeooo:paragraph-rsid="0026e914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2pt" fo:font-style="normal" style:text-underline-style="none" fo:font-weight="normal" officeooo:rsid="002c0a1e" officeooo:paragraph-rsid="002c0a1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5pt" style:text-underline-style="solid" style:text-underline-width="auto" style:text-underline-color="font-color" officeooo:rsid="001b7a29" officeooo:paragraph-rsid="001b7a29" style:font-size-asian="15pt" style:font-size-complex="15pt"/>
    </style:style>
    <style:style style:name="P12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5pt" fo:font-style="normal" style:text-underline-style="solid" style:text-underline-width="auto" style:text-underline-color="font-color" officeooo:rsid="001b7a29" officeooo:paragraph-rsid="00287bd2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5pt" fo:font-style="normal" style:text-underline-style="solid" style:text-underline-width="auto" style:text-underline-color="font-color" officeooo:rsid="002544dc" officeooo:paragraph-rsid="002544dc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5pt" fo:font-style="normal" style:text-underline-style="solid" style:text-underline-width="auto" style:text-underline-color="font-color" fo:font-weight="normal" officeooo:rsid="00287bd2" officeooo:paragraph-rsid="002a6534" style:font-size-asian="15pt" style:font-style-asian="italic" style:font-weight-asian="normal" style:font-size-complex="15pt" style:font-style-complex="italic" style:font-weight-complex="normal"/>
    </style:style>
    <style:style style:name="P15" style:family="paragraph" style:parent-style-name="Standard">
      <style:paragraph-properties fo:margin-top="0.1083in" fo:margin-bottom="0in" style:contextual-spacing="false"/>
      <style:text-properties fo:color="#000000" loext:opacity="100%" style:font-name="Times New Roman" fo:font-size="15pt" fo:font-style="normal" style:text-underline-style="solid" style:text-underline-width="auto" style:text-underline-color="font-color" fo:font-weight="normal" officeooo:rsid="002a6534" officeooo:paragraph-rsid="002a6534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margin-top="0.1083in" fo:margin-bottom="0in" style:contextual-spacing="false"/>
      <style:text-properties officeooo:paragraph-rsid="001ef6e2"/>
    </style:style>
    <style:style style:name="P17" style:family="paragraph" style:parent-style-name="Standard">
      <style:paragraph-properties fo:margin-top="0.1083in" fo:margin-bottom="0in" style:contextual-spacing="false"/>
      <style:text-properties officeooo:rsid="001ef6e2" officeooo:paragraph-rsid="001ef6e2"/>
    </style:style>
    <style:style style:name="P18" style:family="paragraph" style:parent-style-name="Standard">
      <style:paragraph-properties fo:margin-top="0.1083in" fo:margin-bottom="0in" style:contextual-spacing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208ea5" officeooo:paragraph-rsid="00208ea5" style:font-size-asian="10.5pt" style:font-size-complex="12pt"/>
    </style:style>
    <style:style style:name="P19" style:family="paragraph" style:parent-style-name="Standard">
      <style:paragraph-properties fo:margin-top="0.1083in" fo:margin-bottom="0in" style:contextual-spacing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208ea5" officeooo:paragraph-rsid="001ef6e2" style:font-size-asian="10.5pt" style:font-size-complex="12pt"/>
    </style:style>
    <style:style style:name="P20" style:family="paragraph" style:parent-style-name="Standard">
      <style:paragraph-properties fo:margin-top="0.1083in" fo:margin-bottom="0in" style:contextual-spacing="false"/>
      <style:text-properties fo:font-variant="normal" fo:text-transform="none" fo:color="#000000" loext:opacity="100%" style:font-name="Times New Roman" fo:font-size="15pt" fo:letter-spacing="normal" fo:font-style="normal" style:text-underline-style="solid" style:text-underline-width="auto" style:text-underline-color="font-color" fo:font-weight="normal" officeooo:rsid="0024479d" officeooo:paragraph-rsid="0024479d" style:font-size-asian="15pt" style:font-size-complex="15pt"/>
    </style:style>
    <style:style style:name="P21" style:family="paragraph" style:parent-style-name="Standard">
      <style:paragraph-properties fo:margin-top="0.1083in" fo:margin-bottom="0in" style:contextual-spacing="false"/>
      <style:text-properties fo:font-variant="normal" fo:text-transform="none" fo:color="#000000" loext:opacity="100%" style:font-name="Times New Roman" fo:font-size="15pt" fo:letter-spacing="normal" fo:font-style="normal" style:text-underline-style="solid" style:text-underline-width="auto" style:text-underline-color="font-color" fo:font-weight="normal" officeooo:rsid="002544dc" officeooo:paragraph-rsid="002544dc" style:font-size-asian="15pt" style:font-style-asian="italic" style:font-size-complex="15pt" style:font-style-complex="italic"/>
    </style:style>
    <style:style style:name="P22" style:family="paragraph" style:parent-style-name="Standard">
      <style:paragraph-properties fo:margin-top="0.1083in" fo:margin-bottom="0in" style:contextual-spacing="false"/>
      <style:text-properties officeooo:rsid="00287bd2" officeooo:paragraph-rsid="00287bd2"/>
    </style:style>
    <style:style style:name="T1" style:family="text">
      <style:text-properties officeooo:rsid="001d0cce"/>
    </style:style>
    <style:style style:name="T2" style:family="text">
      <style:text-properties fo:color="#000000" loext:opacity="100%" style:font-name="Times New Roman" fo:font-size="12pt" style:text-underline-style="none" officeooo:rsid="001d0cce" style:font-size-asian="10.5pt" style:font-size-complex="12pt"/>
    </style:style>
    <style:style style:name="T3" style:family="text">
      <style:text-properties fo:color="#000000" loext:opacity="100%" style:font-name="Times New Roman" fo:font-size="12pt" style:text-underline-style="none" officeooo:rsid="001ef6e2" style:font-size-asian="10.5pt" style:font-size-complex="12pt"/>
    </style:style>
    <style:style style:name="T4" style:family="text">
      <style:text-properties fo:color="#000000" loext:opacity="100%" style:font-name="Times New Roman" fo:font-size="12pt" fo:font-style="normal" style:text-underline-style="none" style:font-size-asian="10.5pt" style:font-style-asian="normal" style:font-size-complex="12pt" style:font-style-complex="normal"/>
    </style:style>
    <style:style style:name="T5" style:family="text">
      <style:text-properties fo:color="#000000" loext:opacity="100%" style:font-name="Times New Roman" fo:font-size="12pt" fo:font-style="normal" style:text-underline-style="none" officeooo:rsid="002758a3" style:font-size-asian="10.5pt" style:font-style-asian="normal" style:font-size-complex="12pt" style:font-style-complex="normal"/>
    </style:style>
    <style:style style:name="T6" style:family="text">
      <style:text-properties fo:color="#000000" loext:opacity="100%" style:font-name="Times New Roman" fo:font-size="12pt" fo:font-style="normal" style:text-underline-style="none" officeooo:rsid="0028ffc8" style:font-size-asian="10.5pt" style:font-style-asian="normal" style:font-size-complex="12pt" style:font-style-complex="normal"/>
    </style:style>
    <style:style style:name="T7" style:family="text">
      <style:text-properties fo:color="#000000" loext:opacity="100%" style:font-name="Times New Roman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loext:opacity="100%" style:font-name="Times New Roman" fo:font-size="12pt" fo:font-style="normal" style:text-underline-style="none" fo:font-weight="bold" officeooo:rsid="0028ffc8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0.5pt" style:font-size-complex="12pt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1ef6e2" style:font-size-asian="10.5pt" style:font-size-complex="12pt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208ea5" style:font-size-asian="10.5pt" style:font-size-complex="12pt"/>
    </style:style>
    <style:style style:name="T12" style:family="text">
      <style:text-properties fo:font-variant="normal" fo:text-transform="none" fo:letter-spacing="normal" fo:font-weight="normal"/>
    </style:style>
    <style:style style:name="T13" style:family="text">
      <style:text-properties fo:font-variant="normal" fo:text-transform="none" fo:letter-spacing="normal" fo:font-weight="normal" officeooo:rsid="00257e24"/>
    </style:style>
    <style:style style:name="T14" style:family="text">
      <style:text-properties fo:font-variant="normal" fo:text-transform="none" fo:font-size="12pt" fo:letter-spacing="normal" style:text-underline-style="none" fo:font-weight="normal" officeooo:rsid="002758a3" style:font-size-asian="10.5pt" style:font-style-asian="normal" style:font-size-complex="12pt" style:font-style-complex="normal"/>
    </style:style>
    <style:style style:name="T15" style:family="text">
      <style:text-properties fo:font-weight="normal" officeooo:rsid="0026e914" style:font-weight-asian="normal" style:font-weight-complex="normal"/>
    </style:style>
    <style:style style:name="T16" style:family="text">
      <style:text-properties fo:font-size="12pt" style:text-underline-style="none" officeooo:rsid="002758a3" style:font-size-asian="10.5pt" style:font-style-asian="normal" style:font-size-complex="12pt" style:font-style-complex="normal"/>
    </style:style>
    <style:style style:name="T17" style:family="text">
      <style:text-properties fo:font-size="12pt" style:text-underline-style="none" officeooo:rsid="00287bd2" style:font-size-asian="10.5pt" style:font-style-asian="normal" style:font-size-complex="12pt" style:font-style-complex="normal"/>
    </style:style>
    <style:style style:name="T18" style:family="text">
      <style:text-properties fo:font-size="12pt" style:text-underline-style="none" officeooo:rsid="001ef6e2" style:font-size-asian="10.5pt" style:font-style-asian="normal" style:font-size-complex="12pt" style:font-style-complex="normal"/>
    </style:style>
    <style:style style:name="T19" style:family="text">
      <style:text-properties fo:font-size="12pt" style:text-underline-style="none" officeooo:rsid="002a6534" style:font-size-asian="10.5pt" style:font-style-asian="normal" style:font-size-complex="12pt" style:font-style-complex="normal"/>
    </style:style>
    <style:style style:name="T20" style:family="text">
      <style:text-properties fo:font-size="12pt" style:text-underline-style="none" style:font-size-asian="10.5pt" style:font-size-complex="12pt"/>
    </style:style>
    <style:style style:name="T21" style:family="text">
      <style:text-properties fo:font-size="12pt" style:text-underline-style="none" officeooo:rsid="001ef6e2" style:font-size-asian="10.5pt" style:font-size-complex="12pt"/>
    </style:style>
    <style:style style:name="T22" style:family="text">
      <style:text-properties officeooo:rsid="0026b4ae"/>
    </style:style>
    <style:style style:name="T23" style:family="text">
      <style:text-properties officeooo:rsid="0026e914"/>
    </style:style>
    <style:style style:name="T24" style:family="text">
      <style:text-properties fo:font-weight="bold" officeooo:rsid="0026e91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Proposal: Wine quality Prediction based on physicochemical properties</text:p>
      <text:p text:style-name="P6"/>
      <text:p text:style-name="P11">Conte<text:span text:style-name="T1">x</text:span>t and Dataset</text:p>
      <text:p text:style-name="P16"><text:span text:style-name="T2">This project </text:span><text:span text:style-name="T3">is based on Wine Quality Data Set(</text:span><text:a xlink:type="simple" xlink:href="https://archive.ics.uci.edu/ml/datasets/wine+quality" text:style-name="Internet_20_link" text:visited-style-name="Visited_20_Internet_20_Link">https://archive.ics.uci.edu/ml/datasets/wine+quality</text:a><text:span text:style-name="T3">) <text:s/>from UCI Machine Learning Repository. 2 data set are provided which relate to red and white </text:span><text:span text:style-name="T10">variants of the Portuguese "Vinho Verde" wine. </text:span></text:p>
      <text:p text:style-name="P17"><text:span text:style-name="T9">The data set includes 4898 instances and 12 attributes. </text:span><text:span text:style-name="T11">The attributes are the results based on <text:s/>physicochemical tests. Output variable is the rating/graded quality based on sensory data.</text:span></text:p>
      <text:p text:style-name="P18">Input variables:</text:p>
      <text:p text:style-name="P18">1 - fixed acidity<text:line-break/>2 - volatile acidity<text:line-break/>3 - citric acid<text:line-break/>4 - residual sugar<text:line-break/>5 - chlorides<text:line-break/>6 - free sulfur dioxide<text:line-break/>7 - total sulfur dioxide<text:line-break/>8 - density<text:line-break/>9 - pH<text:line-break/>10 - sulphates<text:line-break/>11 - alcohol </text:p>
      <text:p text:style-name="P19"><text:s/>Output variable (based on sensory data):<text:line-break/>12 - quality (score between 0 and 10) </text:p>
      <text:p text:style-name="P19"/>
      <text:p text:style-name="P20">Problem and Why</text:p>
      <text:p text:style-name="P3">What problem did you decide to address?</text:p>
      <text:p text:style-name="P8">The goal of the study is to generate a prediction model of wine quality. Wine plays a very important role in human history. <text:span text:style-name="T22">However, i</text:span>t is hard for common <text:span text:style-name="T22">people to </text:span>adjust the wine without experience. Thus, having a data set of wines that have already been graded by the experts with their physicochemical features will help us build a model to predict other wines’ <text:span text:style-name="T22">quality</text:span> in the future. </text:p>
      <text:p text:style-name="P7"/>
      <text:p text:style-name="P2">Why do you think it is important and why you do you think data science is a good tool to tackle this problem?</text:p>
      <text:p text:style-name="P9">The <text:span text:style-name="T22">quality of a wine is based on human sensory data but also highly related to its </text:span>physicochemical <text:span text:style-name="T22">features, since the difference among these features leads to a various teases. This project is based on this idea: </text:span><text:span text:style-name="T23">If the <text:s/></text:span>physicochemical <text:span text:style-name="T23">features of the wine, which can be tested from the lab, have strong </text:span><text:span text:style-name="T24">correlation</text:span><text:span text:style-name="T23"> with wine’s quality, then we can build </text:span><text:span text:style-name="T24">model based on data science </text:span><text:span text:style-name="T15">to replace human(wine expert) resource with cheaper lab and computing resources. Since everything in this process can be quantified, this area might be a usage of data science with enormous economic benefit.</text:span></text:p>
      <text:p text:style-name="Standard"/>
      <text:p text:style-name="P21"><text:soft-page-break/>Use of Data and Models</text:p>
      <text:p text:style-name="P4">What dataset did you chose for that (highlight any interesting aspects of your data with visualizations, statistics, etc)?</text:p>
      <text:p text:style-name="P12"><text:span text:style-name="T16">The data set is </text:span><text:span text:style-name="T14">Portuguese "Vinho Verde" wine</text:span><text:span text:style-name="T16"> quality data set from UCI Machine learning Repository. It provided 11 physicochemical test features like acidity and dioxide, which can represents a comprehensive test result from a lab. The predict variable is quality, which is between 0-10. it is a </text:span><text:span text:style-name="T17">subjective</text:span><text:span text:style-name="T16"> numeric variable based on human sensory. <text:s/>By separating wine instances into different quality levels, we might find out the distribution and statistics of some features are different for different levels of wine.</text:span></text:p>
      <text:p text:style-name="P4">What models did you train and how did they perform?</text:p>
      <text:p text:style-name="P22"><text:span text:style-name="T5">T</text:span><text:span text:style-name="T4">his model can be treated as a </text:span><text:span text:style-name="T7">regression</text:span><text:span text:style-name="T4"> solution since the input and output variables are all numeric and can be regraded as continuous. However, it can also be treated as a </text:span><text:span text:style-name="T7">classification</text:span><text:span text:style-name="T4"> problem if transfer the quality variable into “low quality”, “medium quality” and “high quality” based on its numeric value. So we could use classification models like </text:span><text:span text:style-name="T7">KNN or Decision Tree</text:span><text:span text:style-name="T4">. I could build models based on the two ideas and evaluate several models to find out </text:span><text:span text:style-name="T6">which one has the best performance. It will also provide me an opportunity to transfer my problem with </text:span><text:span text:style-name="T8">flexibility</text:span><text:span text:style-name="T6"> in machine learning.</text:span></text:p>
      <text:p text:style-name="P5"/>
      <text:p text:style-name="P21">User Interface</text:p>
      <text:p text:style-name="P4">How did you design your service and how would a user interact with it? (give us a quick demo of your service)</text:p>
      <text:p text:style-name="P15"><text:span text:style-name="T21">F</text:span><text:span text:style-name="T20">or user to interact with this model, I could develop a UI for inputs of physicochemical features and return a predicted wine quality based on the training data. <text:s/></text:span></text:p>
      <text:p text:style-name="P4"/>
      <text:p text:style-name="P13"><text:span text:style-name="T12">Future </text:span><text:span text:style-name="T13">Leverage</text:span></text:p>
      <text:p text:style-name="P4">What benefits do you think your solution provides?</text:p>
      <text:p text:style-name="P14"><text:span text:style-name="T16">T</text:span><text:span text:style-name="T18">his model </text:span><text:span text:style-name="T19">serves as a bridge between</text:span><text:span text:style-name="T18"> lab-test</text:span><text:span text:style-name="T19">able</text:span><text:span text:style-name="T18"> result and human subjective feeling</text:span><text:span text:style-name="T19">s</text:span><text:span text:style-name="T18">. </text:span><text:span text:style-name="T19">It is potentially enables machine algorithm the power to predict human behaviors/feelings. Manufacturer could save a fortune after they reduced their wine expert and use more computing resources. It is also an instance to compare regression/classification in a certain situation, demonstrating their advantages and disadvantages.</text:span></text:p>
      <text:p text:style-name="P4">Any final thoughts</text:p>
      <text:p text:style-name="P10">Some features might mot be relevant, so we can calculate correlation/mutual information to filter down some feature. </text:p>
      <text:p text:style-name="P10">In some cases the input features might be too much, so PCA method might be us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23T14:31:28.256000000</meta:creation-date>
    <meta:generator>LibreOffice/7.4.5.1$Windows_X86_64 LibreOffice_project/9c0871452b3918c1019dde9bfac75448afc4b57f</meta:generator>
    <dc:date>2023-07-04T00:22:23.965000000</dc:date>
    <meta:editing-duration>PT25M58S</meta:editing-duration>
    <meta:editing-cycles>8</meta:editing-cycles>
    <meta:document-statistic meta:table-count="0" meta:image-count="0" meta:object-count="0" meta:page-count="2" meta:paragraph-count="26" meta:word-count="700" meta:character-count="4248" meta:non-whitespace-character-count="3562"/>
  </office:meta>
</office:document-meta>
</file>